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tion" table:style-name="ta1">
        <table:shapes>
          <draw:frame draw:z-index="0" draw:style-name="gr1" draw:text-style-name="P1" svg:width="159.99mm" svg:height="89.99mm" svg:x="37.66mm" svg:y="5.51mm">
            <loext:p draw:notify-on-update-of-ranges="evaluation.A2:evaluation.A40 evaluation.B2:evaluation.B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10" calcext:value-type="float">
            <text:p>1,00E+01</text:p>
          </table:table-cell>
          <table:table-cell table:number-columns-repeated="2"/>
        </table:table-row>
        <table:table-row table:style-name="ro1">
          <table:table-cell office:value-type="float" office:value="31.7394093034131" calcext:value-type="float">
            <text:p>3,17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36.2920839151623" calcext:value-type="float">
            <text:p>3,63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45.3600951919918" calcext:value-type="float">
            <text:p>4,54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40.5978798063168" calcext:value-type="float">
            <text:p>4,06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39.477872406251" calcext:value-type="float">
            <text:p>3,95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41.9635167145336" calcext:value-type="float">
            <text:p>4,20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40.2829637267814" calcext:value-type="float">
            <text:p>4,03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40.5880974531003" calcext:value-type="float">
            <text:p>4,06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44.2763538599475" calcext:value-type="float">
            <text:p>4,43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47.1123164390358" calcext:value-type="float">
            <text:p>4,71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43.4502302933217" calcext:value-type="float">
            <text:p>4,35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44.1135282977982" calcext:value-type="float">
            <text:p>4,41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44.0637301005193" calcext:value-type="float">
            <text:p>4,41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45.8272749031694" calcext:value-type="float">
            <text:p>4,58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45.1150198652774" calcext:value-type="float">
            <text:p>4,51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50.2297563771142" calcext:value-type="float">
            <text:p>5,02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51.661678178845" calcext:value-type="float">
            <text:p>5,17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52.4065693933478" calcext:value-type="float">
            <text:p>5,24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56.5832730165075" calcext:value-type="float">
            <text:p>5,66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58.8328874742967" calcext:value-type="float">
            <text:p>5,88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59.5639722676269" calcext:value-type="float">
            <text:p>5,96E+01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61.9857397800361" calcext:value-type="float">
            <text:p>6,20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63.1425443806265" calcext:value-type="float">
            <text:p>6,31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63.9648370025052" calcext:value-type="float">
            <text:p>6,40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66.3362530585653" calcext:value-type="float">
            <text:p>6,63E+01</text:p>
          </table:table-cell>
          <table:table-cell office:value-type="float" office:value="30" calcext:value-type="float">
            <text:p>3,00E+01</text:p>
          </table:table-cell>
          <table:table-cell/>
          <table:table-cell office:value-type="string" calcext:value-type="string">
            <text:p>alle tanken; 5000 Samples pro Wert; ab Tag 800</text:p>
          </table:table-cell>
        </table:table-row>
        <table:table-row table:style-name="ro1">
          <table:table-cell office:value-type="float" office:value="69.2938978482623" calcext:value-type="float">
            <text:p>6,93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71.3716636103859" calcext:value-type="float">
            <text:p>7,14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73.1853599182869" calcext:value-type="float">
            <text:p>7,32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72.9851365694153" calcext:value-type="float">
            <text:p>7,30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77.9936318136249" calcext:value-type="float">
            <text:p>7,80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80.6411927402053" calcext:value-type="float">
            <text:p>8,06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80.1191080777153" calcext:value-type="float">
            <text:p>8,01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81.9085120027276" calcext:value-type="float">
            <text:p>8,19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87.596255590247" calcext:value-type="float">
            <text:p>8,76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87.9167996800168" calcext:value-type="float">
            <text:p>8,79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90.6078809458859" calcext:value-type="float">
            <text:p>9,06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98.5241315733749" calcext:value-type="float">
            <text:p>9,85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94.6161253500236" calcext:value-type="float">
            <text:p>9,46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94.795507850298" calcext:value-type="float">
            <text:p>9,48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16:05:18.588561919</dc:date>
    <meta:editing-duration>PT4M1S</meta:editing-duration>
    <meta:editing-cycles>2</meta:editing-cycles>
    <meta:generator>LibreOffice/5.1.6.2$Linux_X86_64 LibreOffice_project/10m0$Build-2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952cm" style:legend-expansion="high" chart:style-name="ch2"/>
        <chart:plot-area chart:style-name="ch3" table:cell-range-address="evaluation.A2:evaluation.B40" svg:x="0.32cm" svg:y="0.18cm" svg:width="12.693cm" svg:height="8.64cm">
          <chartooo:coordinate-region svg:x="2.053cm" svg:y="0.379cm" svg:width="10.8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valuation.A2:evaluation.A40" chart:class="chart:line">
            <chart:data-point chart:repeated="39"/>
          </chart:series>
          <chart:series chart:style-name="ch8" chart:values-cell-range-address="evaluation.B2:evaluation.B40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7394093034131">
                <text:p>31.7394093034131</text:p>
                <draw:g>
                  <svg:desc>evaluation.A2:evaluation.A40</svg:desc>
                </draw:g>
              </table:table-cell>
              <table:table-cell office:value-type="float" office:value="20">
                <text:p>20</text:p>
                <draw:g>
                  <svg:desc>evaluation.B2:evaluation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2920839151623">
                <text:p>36.29208391516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3600951919918">
                <text:p>45.36009519199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5978798063168">
                <text:p>40.59787980631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477872406251">
                <text:p>39.4778724062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.9635167145336">
                <text:p>41.96351671453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.2829637267814">
                <text:p>40.28296372678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5880974531003">
                <text:p>40.58809745310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.2763538599475">
                <text:p>44.2763538599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1123164390358">
                <text:p>47.11231643903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4502302933217">
                <text:p>43.45023029332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1135282977982">
                <text:p>44.113528297798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.0637301005193">
                <text:p>44.063730100519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.8272749031694">
                <text:p>45.82727490316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1150198652774">
                <text:p>45.115019865277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.2297563771142">
                <text:p>50.22975637711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661678178845">
                <text:p>51.6616781788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.4065693933478">
                <text:p>52.40656939334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5832730165075">
                <text:p>56.58327301650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8328874742967">
                <text:p>58.83288747429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5639722676269">
                <text:p>59.56397226762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.9857397800361">
                <text:p>61.985739780036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1425443806265">
                <text:p>63.1425443806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.9648370025052">
                <text:p>63.96483700250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.3362530585653">
                <text:p>66.33625305856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.2938978482623">
                <text:p>69.29389784826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3716636103859">
                <text:p>71.37166361038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.1853599182869">
                <text:p>73.18535991828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9851365694153">
                <text:p>72.98513656941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7.9936318136249">
                <text:p>77.99363181362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.6411927402053">
                <text:p>80.64119274020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.1191080777153">
                <text:p>80.119108077715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.9085120027276">
                <text:p>81.908512002727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.596255590247">
                <text:p>87.5962555902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9167996800168">
                <text:p>87.91679968001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.6078809458859">
                <text:p>90.60788094588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5241315733749">
                <text:p>98.52413157337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4.6161253500236">
                <text:p>94.61612535002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4.795507850298">
                <text:p>94.79550785029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